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2in"/>
    </style:style>
    <style:style style:name="co2" style:family="table-column">
      <style:table-column-properties fo:break-before="auto" style:column-width="2.7016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5.07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arvested Globa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d 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XIS_DECIM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IS_PRECI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AND_SP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_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ENSATION_DIFF_S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_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_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_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St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LL_RETRACT_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WELL_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LI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NABLE_COOLANT </text:p>
          </table:table-cell>
          <table:table-cell table:style-name="ce1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ED_DECIM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MAX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PRECI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ST_LB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ED_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CE_SIG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_FUNCTION_ST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IZRAP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NORE_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_AD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LIZE_ACT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LIZE_PATH_LEV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LIZE_STA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INC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NR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line number starting value </text:p>
          </table:table-cell>
          <table:table-cell/>
        </table:table-row>
        <table:table-row table:style-name="ro1">
          <table:table-cell office:value-type="string" calcext:value-type="string">
            <text:p>LINENUMB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NUMBER_INCR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_LAST_CEN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_LAST_POSI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_SKIP_PARA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_SPINDLE_DIR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_STORED_PARA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_TRASL_R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_USE_F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_WORK_AXI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ANUFACTURER </text:p>
          </table:table-cell>
          <table:table-cell office:value-type="string" calcext:value-type="string">
            <text:p>Controller Inform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AL</text:p>
          </table:table-cell>
          <table:table-cell office:value-type="string" calcext:value-type="string">
            <text:p>Argument List</text:p>
          </table:table-cell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if true commands are suppressed if the same as previous line. 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ontroller Information</text:p>
          </table:table-cell>
          <table:table-cell office:value-type="string" calcext:value-type="string">
            <text:p>YE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OTION_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T_UN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_BC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_COMMENTS</text:p>
          </table:table-cell>
          <table:table-cell office:value-type="string" calcext:value-type="string">
            <text:p>Argument Lis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_DOUBLES</text:p>
          </table:table-cell>
          <table:table-cell office:value-type="string" calcext:value-type="string">
            <text:p>Argument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_FINI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_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_LINE_NUMBERS</text:p>
          </table:table-cell>
          <table:table-cell office:value-type="string" calcext:value-type="string">
            <text:p>Argument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_MARLIN_CONF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_PA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_RRF_CONF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_TOOL_CH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AMBLE</text:p>
          </table:table-cell>
          <table:table-cell office:value-type="string" calcext:value-type="string">
            <text:p>Argument Lis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C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_ON_DEL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MBLE</text:p>
          </table:table-cell>
          <table:table-cell office:value-type="string" calcext:value-type="string">
            <text:p>Argument Lis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Argument Lis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PID_FEEDR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TIVE_GC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EAT_ARGU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RACT_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URN_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W_EDITOR</text:p>
          </table:table-cell>
          <table:table-cell office:value-type="string" calcext:value-type="string">
            <text:p>Argument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P_WAR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E_COMPENSATION_ACT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LE_DECIM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LE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LE_WA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LINEN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ED_CANNED_PARA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ED_COMPENSATED_OB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ED_LB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RESS_COMM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_CHANGE_USE_ALTC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LATE_DRILL_CYC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_DIGIT_C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Argument Lis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DEFAULT_CHANG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FEED_FORM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_FORMAT</text:p>
          </table:table-cell>
          <table:table-cell office:value-type="string" calcext:value-type="string">
            <text:p>Argument Lis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SPEED_FORMAT</text:p>
          </table:table-cell>
          <table:table-cell office:value-type="string" calcext:value-type="string">
            <text:p>Argument Lis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_RAP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_TLO</text:p>
          </table:table-cell>
          <table:table-cell office:value-type="string" calcext:value-type="string">
            <text:p>Argument List</text:p>
          </table:table-cell>
          <table:table-cell table:number-columns-repeated="2"/>
          <table:table-cell table:style-name="ce1" office:value-type="string" calcext:value-type="string">
            <text:p>if true G43 will be output following tool changes </text:p>
          </table:table-cell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ontroller Information</text:p>
          </table:table-cell>
          <table:table-cell office:value-type="string" calcext:value-type="string">
            <text:p>YE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VERB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TRAP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arance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n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s_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p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nings_coun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06:54:21.171000000</meta:creation-date>
    <dc:date>2024-06-19T08:52:14.784000000</dc:date>
    <meta:editing-duration>P1DT1H57M48S</meta:editing-duration>
    <meta:editing-cycles>10</meta:editing-cycles>
    <meta:generator>LibreOffice/7.3.2.2$Windows_X86_64 LibreOffice_project/49f2b1bff42cfccbd8f788c8dc32c1c309559be0</meta:generator>
    <meta:document-statistic meta:table-count="1" meta:cell-count="134" meta:object-count="0"/>
  </office:meta>
</office:document-meta>
</file>